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PingFang SC" svg:font-family="PingFang SC" style:font-family-generic="system" style:font-pitch="variable"/>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Arial" fo:font-weight="bold" style:font-weight-asian="bold" fo:color="#222222" fo:font-size="20pt" style:font-size-asian="20pt"/>
    </style:style>
    <style:style style:name="P2" style:parent-style-name="Standard" style:family="paragraph">
      <style:text-properties style:font-name="Arial"/>
    </style:style>
    <style:style style:name="P3" style:parent-style-name="Titre1" style:family="paragraph">
      <style:paragraph-properties fo:margin-top="0.25in" fo:margin-bottom="0in" fo:line-height="120%" fo:background-color="#FFFFFF">
        <style:background-fill draw:fill="solid" draw:fill-color="#FFFFFF"/>
      </style:paragraph-properties>
      <style:text-properties style:font-name="Arial" fo:color="#A61C00" fo:font-size="14pt" style:font-size-asian="14pt"/>
    </style:style>
    <style:style style:name="P4" style:parent-style-name="Titre2" style:family="paragraph">
      <style:paragraph-properties fo:margin-top="0in" fo:line-height="120%" fo:background-color="#FFFFFF">
        <style:background-fill draw:fill="solid" draw:fill-color="#FFFFFF"/>
      </style:paragraph-properties>
      <style:text-properties style:font-name="Arial" fo:color="#1C4587" fo:font-size="12pt" style:font-size-asian="12pt"/>
    </style:style>
    <style:style style:name="P5" style:parent-style-name="Textbody" style:family="paragraph">
      <style:paragraph-properties fo:margin-top="0.0833in" fo:margin-bottom="0in" fo:line-height="120%" fo:background-color="#FFFFFF">
        <style:background-fill draw:fill="solid" draw:fill-color="#FFFFFF"/>
      </style:paragraph-properties>
      <style:text-properties style:font-name="Arial" fo:color="#000000" fo:font-size="11pt" style:font-size-asian="11pt"/>
    </style:style>
    <style:style style:name="P6" style:parent-style-name="Textbody" style:family="paragraph">
      <style:paragraph-properties fo:margin-bottom="0.1388in" fo:line-height="120%" fo:background-color="#FFFFFF">
        <style:background-fill draw:fill="solid" draw:fill-color="#FFFFFF"/>
      </style:paragraph-properties>
      <style:text-properties style:font-name="Arial" fo:color="#000000" fo:font-size="11pt" style:font-size-asian="11pt"/>
    </style:style>
    <style:style style:name="P7" style:parent-style-name="Titre2" style:family="paragraph">
      <style:paragraph-properties fo:margin-top="0.1666in" fo:line-height="120%" fo:background-color="#FFFFFF">
        <style:background-fill draw:fill="solid" draw:fill-color="#FFFFFF"/>
      </style:paragraph-properties>
      <style:text-properties style:font-name="Arial" fo:color="#1C4587" fo:font-size="12pt" style:font-size-asian="12pt"/>
    </style:style>
    <style:style style:name="P8" style:parent-style-name="Standard" style:family="paragraph">
      <style:paragraph-properties fo:margin-top="0.0833in" fo:line-height="120%" fo:background-color="#FFFFFF">
        <style:background-fill draw:fill="solid" draw:fill-color="#FFFFFF"/>
      </style:paragraph-properties>
      <style:text-properties style:font-name="Arial" fo:color="#000000" fo:font-size="11pt" style:font-size-asian="11pt"/>
    </style:style>
    <style:style style:name="P9" style:parent-style-name="Standard" style:family="paragraph">
      <style:paragraph-properties fo:line-height="120%" fo:background-color="#FFFFFF">
        <style:background-fill draw:fill="solid" draw:fill-color="#FFFFFF"/>
      </style:paragraph-properties>
      <style:text-properties style:font-name="Arial" fo:color="#000000" fo:font-size="11pt" style:font-size-asian="11pt"/>
    </style:style>
    <style:style style:name="P10" style:parent-style-name="Standard" style:family="paragraph">
      <style:paragraph-properties fo:line-height="120%" fo:background-color="#FFFFFF">
        <style:background-fill draw:fill="solid" draw:fill-color="#FFFFFF"/>
      </style:paragraph-properties>
      <style:text-properties style:font-name="Arial" fo:color="#000000" fo:font-size="11pt" style:font-size-asian="11pt"/>
    </style:style>
    <style:style style:name="P11" style:parent-style-name="Standard" style:family="paragraph">
      <style:paragraph-properties fo:margin-bottom="0.0833in" fo:line-height="120%" fo:background-color="#FFFFFF">
        <style:background-fill draw:fill="solid" draw:fill-color="#FFFFFF"/>
      </style:paragraph-properties>
      <style:text-properties style:font-name="Arial" fo:color="#000000" fo:font-size="11pt" style:font-size-asian="11pt"/>
    </style:style>
    <style:style style:name="P12" style:parent-style-name="Standard" style:family="paragraph">
      <style:paragraph-properties fo:margin-bottom="0.0833in" fo:line-height="120%" fo:background-color="#FFFFFF">
        <style:background-fill draw:fill="solid" draw:fill-color="#FFFFFF"/>
      </style:paragraph-properties>
    </style:style>
    <style:style style:name="T13" style:parent-style-name="Policepardéfaut" style:family="text">
      <style:text-properties style:font-name="Arial" fo:color="#000000" fo:font-size="11pt" style:font-size-asian="11pt"/>
    </style:style>
    <style:style style:name="P14" style:parent-style-name="Textbody" style:family="paragraph">
      <style:paragraph-properties fo:margin-top="0.0416in" fo:margin-bottom="0.0416in" fo:line-height="120%"/>
      <style:text-properties style:font-name="Arial" fo:color="#222222" fo:font-size="11pt" style:font-size-asian="11pt"/>
    </style:style>
    <style:style style:name="P15" style:parent-style-name="Textbody" style:family="paragraph">
      <style:paragraph-properties fo:margin-top="0.0416in" fo:margin-bottom="0in" fo:line-height="120%"/>
      <style:text-properties style:font-name="Arial" fo:color="#222222" fo:font-size="11pt" style:font-size-asian="11pt"/>
    </style:style>
    <style:style style:name="P16" style:parent-style-name="Textbody" style:family="paragraph">
      <style:paragraph-properties fo:margin-bottom="0.0416in" fo:line-height="120%"/>
      <style:text-properties style:font-name="Arial" fo:color="#222222" fo:font-size="11pt" style:font-size-asian="11pt"/>
    </style:style>
    <style:style style:name="P17" style:parent-style-name="Textbody" style:family="paragraph">
      <style:text-properties style:font-name="Arial" fo:font-size="11pt" style:font-size-asian="11pt" style:font-size-complex="11pt"/>
    </style:style>
    <style:style style:name="P18" style:parent-style-name="Titre1" style:family="paragraph">
      <style:paragraph-properties fo:line-height="120%"/>
      <style:text-properties style:font-name="Arial" fo:font-weight="normal" style:font-weight-asian="normal" fo:color="#A61C00" fo:font-size="14pt" style:font-size-asian="14pt"/>
    </style:style>
    <style:style style:name="P19" style:parent-style-name="Textbody" style:family="paragraph">
      <style:paragraph-properties fo:margin-top="0.0416in" fo:margin-bottom="0.0416in" fo:line-height="120%"/>
      <style:text-properties style:font-name="Arial" fo:color="#222222" fo:font-size="11pt" style:font-size-asian="11pt"/>
    </style:style>
    <style:style style:name="P20" style:parent-style-name="Titre2" style:family="paragraph">
      <style:paragraph-properties fo:margin-top="0.125in" fo:margin-bottom="0.0416in" fo:line-height="120%"/>
      <style:text-properties style:font-name="Arial" fo:color="#1C4587" fo:font-size="12pt" style:font-size-asian="12pt"/>
    </style:style>
    <style:style style:name="P21" style:parent-style-name="Textbody" style:family="paragraph">
      <style:paragraph-properties fo:margin-top="0.0416in" fo:margin-bottom="0.0416in" fo:line-height="120%"/>
    </style:style>
    <style:style style:name="P22" style:parent-style-name="Textbody" style:family="paragraph">
      <style:paragraph-properties fo:margin-top="0.0416in" fo:margin-bottom="0.0416in" fo:line-height="120%"/>
    </style:style>
    <style:style style:name="P23" style:parent-style-name="Textbody" style:family="paragraph">
      <style:paragraph-properties fo:margin-top="0.0416in" fo:margin-bottom="0.0416in" fo:line-height="120%"/>
    </style:style>
    <style:style style:name="P24" style:parent-style-name="Textbody" style:family="paragraph">
      <style:paragraph-properties fo:margin-top="0.0416in" fo:margin-bottom="0.0416in" fo:line-height="120%"/>
    </style:style>
    <style:style style:name="T25" style:parent-style-name="Policepardéfaut" style:family="text">
      <style:text-properties style:font-name="Arial"/>
    </style:style>
    <style:style style:name="T26" style:parent-style-name="Policepardéfaut" style:family="text">
      <style:text-properties style:font-name="Arial" fo:font-weight="bold" style:font-weight-asian="bold" style:font-weight-complex="bold" fo:color="#1C4587"/>
    </style:style>
    <style:style style:name="P27" style:parent-style-name="Titre2" style:family="paragraph">
      <style:paragraph-properties fo:margin-top="0.125in" fo:margin-bottom="0.0416in" fo:line-height="120%"/>
      <style:text-properties style:font-name="Arial" fo:color="#1C4587" fo:font-size="12pt" style:font-size-asian="12pt"/>
    </style:style>
    <style:style style:name="P28"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fr" style:country-asian="FR" style:language-complex="ar" style:country-complex="SA" fo:hyphenate="true"/>
    </style:style>
    <style:style style:name="P29" style:parent-style-name="Normal" style:family="paragraph">
      <style:paragraph-properties style:vertical-align="auto" fo:margin-top="0.0694in" fo:margin-bottom="0.0694in"/>
      <style:text-properties fo:hyphenate="true"/>
    </style:style>
    <style:style style:name="T30" style:parent-style-name="Policepardéfaut" style:family="text">
      <style:text-properties style:font-name="Times New Roman" style:font-name-asian="Times New Roman" style:font-name-complex="Times New Roman" fo:font-weight="bold" style:font-weight-asian="bold" style:font-weight-complex="bold" style:letter-kerning="false" style:language-asian="fr" style:country-asian="FR" style:language-complex="ar" style:country-complex="SA"/>
    </style:style>
    <style:style style:name="T31"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T32"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P33" style:parent-style-name="Normal" style:family="paragraph">
      <style:paragraph-properties style:vertical-align="auto" fo:margin-top="0.0694in" fo:margin-bottom="0.0694in"/>
      <style:text-properties fo:hyphenate="true"/>
    </style:style>
    <style:style style:name="T34" style:parent-style-name="Policepardéfaut" style:family="text">
      <style:text-properties style:font-name="Times New Roman" style:font-name-asian="Times New Roman" style:font-name-complex="Times New Roman" fo:font-weight="bold" style:font-weight-asian="bold" style:font-weight-complex="bold" style:letter-kerning="false" style:language-asian="fr" style:country-asian="FR" style:language-complex="ar" style:country-complex="SA"/>
    </style:style>
    <style:style style:name="T35" style:parent-style-name="Policepardéfaut" style:family="text">
      <style:text-properties style:font-name="Times New Roman" style:font-name-asian="Times New Roman" style:font-name-complex="Times New Roman" style:letter-kerning="false" style:language-asian="fr" style:country-asian="FR" style:language-complex="ar" style:country-complex="SA"/>
    </style:style>
    <style:style style:name="P36" style:parent-style-name="Normal" style:family="paragraph">
      <style:paragraph-properties style:vertical-align="auto" fo:margin-top="0.0694in" fo:margin-bottom="0.0694in"/>
      <style:text-properties fo:hyphenate="true"/>
    </style:style>
    <style:style style:name="T37" style:parent-style-name="Élevé" style:family="text">
      <style:text-properties fo:font-weight="normal" style:font-weight-asian="normal" style:font-weight-complex="normal"/>
    </style:style>
    <style:style style:name="P38" style:parent-style-name="Normal" style:family="paragraph">
      <style:paragraph-properties style:vertical-align="auto" fo:margin-top="0.0694in" fo:margin-bottom="0.0694in"/>
      <style:text-properties fo:hyphenate="true"/>
    </style:style>
    <style:style style:name="T39" style:parent-style-name="Élevé" style:family="text">
      <style:text-properties fo:font-weight="normal" style:font-weight-asian="normal" style:font-weight-complex="normal"/>
    </style:style>
    <style:style style:name="P40" style:parent-style-name="Textbody" style:family="paragraph">
      <style:paragraph-properties fo:margin-top="0.0416in" fo:margin-bottom="0.0416in" fo:line-height="120%"/>
      <style:text-properties style:font-name="Arial" fo:color="#222222" fo:font-size="11pt" style:font-size-asian="11pt"/>
    </style:style>
    <style:style style:name="P41" style:parent-style-name="Textbody" style:family="paragraph">
      <style:text-properties style:font-name="Arial"/>
    </style:style>
    <style:style style:name="P42" style:parent-style-name="Titre2" style:family="paragraph">
      <style:paragraph-properties fo:margin-top="0.125in" fo:margin-bottom="0.0416in" fo:line-height="120%"/>
      <style:text-properties style:font-name="Arial" fo:color="#1C4587" fo:font-size="12pt" style:font-size-asian="12pt"/>
    </style:style>
    <style:style style:name="P43" style:parent-style-name="Titre2" style:family="paragraph">
      <style:text-properties style:font-name="Times New Roman" style:font-name-asian="Times New Roman" style:font-name-complex="Times New Roman" fo:font-weight="normal" style:font-weight-asian="normal" style:font-weight-complex="normal" style:letter-kerning="false" fo:font-size="12pt" style:font-size-asian="12pt" style:font-size-complex="12pt" style:language-asian="fr" style:country-asian="FR" style:language-complex="ar" style:country-complex="SA"/>
    </style:style>
    <style:style style:name="P44" style:parent-style-name="Titre2" style:family="paragraph">
      <style:text-properties style:font-name="Arial" fo:color="#1C4587" fo:font-size="12pt" style:font-size-asian="12pt"/>
    </style:style>
    <style:style style:name="P45" style:parent-style-name="Textbody" style:family="paragraph">
      <style:paragraph-properties fo:margin-top="0.0416in" fo:margin-bottom="0.0416in" fo:line-height="120%"/>
    </style:style>
    <style:style style:name="P46" style:parent-style-name="Textbody" style:family="paragraph">
      <style:paragraph-properties fo:margin-top="0.0416in" fo:margin-bottom="0.0416in" fo:line-height="120%"/>
      <style:text-properties style:font-name="Arial" fo:color="#222222" fo:font-size="11pt" style:font-size-asian="11pt"/>
    </style:style>
    <style:style style:name="P47" style:parent-style-name="Titre2" style:family="paragraph">
      <style:paragraph-properties fo:margin-top="0.0416in" fo:margin-bottom="0.0416in" fo:line-height="120%"/>
      <style:text-properties style:font-name="Arial" fo:color="#1C4587" fo:font-size="12pt" style:font-size-asian="12pt"/>
    </style:style>
    <style:style style:name="P48" style:parent-style-name="Normal" style:family="paragraph">
      <style:paragraph-properties style:vertical-align="auto" fo:margin-top="0.0694in" fo:margin-bottom="0.0694in"/>
      <style:text-properties fo:hyphenate="true"/>
    </style:style>
    <style:style style:name="P49" style:parent-style-name="Normal" style:family="paragraph">
      <style:paragraph-properties style:vertical-align="auto" fo:margin-top="0.0694in" fo:margin-bottom="0.0694in"/>
      <style:text-properties fo:hyphenate="true"/>
    </style:style>
    <style:style style:name="P50" style:parent-style-name="Normal" style:family="paragraph">
      <style:paragraph-properties style:vertical-align="auto" fo:margin-top="0.0694in" fo:margin-bottom="0.0694in"/>
      <style:text-properties fo:hyphenate="true"/>
    </style:style>
    <style:style style:name="P51" style:parent-style-name="Normal" style:family="paragraph">
      <style:paragraph-properties style:vertical-align="auto" fo:margin-top="0.0694in" fo:margin-bottom="0.0694in"/>
      <style:text-properties fo:hyphenate="true"/>
    </style:style>
    <style:style style:name="P52" style:parent-style-name="Normal" style:family="paragraph">
      <style:paragraph-properties style:vertical-align="auto" fo:margin-top="0.0694in" fo:margin-bottom="0.0694in"/>
      <style:text-properties fo:hyphenate="true"/>
    </style:style>
    <style:style style:name="P53" style:parent-style-name="Normal" style:family="paragraph">
      <style:paragraph-properties style:vertical-align="auto" fo:margin-top="0.0694in" fo:margin-bottom="0.0694in"/>
      <style:text-properties fo:hyphenate="true"/>
    </style:style>
    <style:style style:name="P54" style:parent-style-name="Normal" style:family="paragraph">
      <style:paragraph-properties style:vertical-align="auto" fo:margin-top="0.0694in" fo:margin-bottom="0.0694in"/>
      <style:text-properties fo:hyphenate="true"/>
    </style:style>
    <style:style style:name="P55" style:parent-style-name="Titre2" style:family="paragraph">
      <style:paragraph-properties fo:margin-top="0.0416in" fo:margin-bottom="0.0416in" fo:line-height="120%"/>
      <style:text-properties style:font-name="Arial" fo:color="#1C4587" fo:font-size="12pt" style:font-size-asian="12pt"/>
    </style:style>
    <style:style style:name="P56" style:parent-style-name="Textbody" style:family="paragraph">
      <style:paragraph-properties fo:margin-top="0.0416in" fo:margin-bottom="0.0416in" fo:line-height="120%"/>
      <style:text-properties style:font-name="Arial" fo:color="#222222" fo:font-size="11pt" style:font-size-asian="11pt"/>
    </style:style>
    <style:style style:name="P57" style:parent-style-name="Textbody" style:family="paragraph">
      <style:paragraph-properties fo:margin-top="0.0416in" fo:margin-bottom="0.0416in" fo:line-height="120%"/>
      <style:text-properties style:font-name="Arial" fo:font-weight="bold" style:font-weight-asian="bold" fo:color="#1C4587"/>
    </style:style>
    <style:style style:name="P58" style:parent-style-name="Textbody" style:family="paragraph">
      <style:text-properties style:font-name="Arial" fo:color="#000000"/>
    </style:style>
  </office:automatic-styles>
  <office:body>
    <office:text text:use-soft-page-breaks="true">
      <text:p text:style-name="P1">Badiane Falou<text:s/></text:p>
      <text:p text:style-name="P2"/>
      <text:h text:style-name="P3" text:outline-level="1"><text:bookmark-start text:name="docs-internal-guid-3a9582b2-7fff-215d-6f"/><text:bookmark-end text:name="docs-internal-guid-3a9582b2-7fff-215d-6f"/>Compétence : Développer pour le web et les médias numériques</text:h>
      <text:h text:style-name="P4" text:outline-level="2">Composantes essentielles ou critères de qualité </text:h>
      <text:list text:style-name="LFO1" text:continue-numbering="true">
        <text:list-item>
          <text:p text:style-name="P5">En se conformant aux standards du Web et aux normes d’accessibilité</text:p>
        </text:list-item>
        <text:list-item>
          <text:p text:style-name="P6">En produisant du code<text:s/>fonctionnel, sobre et réutilisable</text:p>
        </text:list-item>
      </text:list>
      <text:h text:style-name="P7" text:outline-level="2">Apprentissages critiques à valider</text:h>
      <text:list text:style-name="LFO2" text:continue-numbering="true">
        <text:list-item>
          <text:p text:style-name="P8"><text:bookmark-start text:name="page548R_mcid9"/><text:bookmark-end text:name="page548R_mcid9"/>AC4102 : Produire des pages Web statiques et fluides utilisant un balisage<text:line-break/>sémantique efficace</text:p>
        </text:list-item>
        <text:list-item>
          <text:p text:style-name="P9"><text:bookmark-start text:name="page548R_mcid10"/><text:bookmark-end text:name="page548R_mcid10"/>AC4103 : Générer des pages Web ou vues à partir de données structurées<text:line-break/>incluant des<text:s/>interactions simples</text:p>
        </text:list-item>
        <text:list-item>
          <text:p text:style-name="P10"><text:bookmark-start text:name="page548R_mcid11"/><text:bookmark-end text:name="page548R_mcid11"/>AC4104 : Mettre en ligne une application Web en utilisant une solution<text:line-break/>d’hébergement standard</text:p>
        </text:list-item>
        <text:list-item>
          <text:p text:style-name="P11"><text:bookmark-start text:name="page548R_mcid12"/><text:bookmark-end text:name="page548R_mcid12"/>AC4105 : Modéliser les données et les traitements d’une application Web</text:p>
        </text:list-item>
        <text:list-item>
          <text:p text:style-name="P12"><text:bookmark-start text:name="page548R_mcid13"/><text:bookmark-end text:name="page548R_mcid13"/><text:span text:style-name="T13">AC4106 : Utiliser et adapter un modèle d’accès aux données</text:span></text:p>
        </text:list-item>
      </text:list>
      <text:p text:style-name="P14">Dans ce rapport vous expliquerez en quoi le travail que vous avez réalisé pour la SAE 203 vous a rendu compétent. Pour chaque élément, vous donnerez des preuves de compétences :</text:p>
      <text:list text:style-name="LFO3" text:continue-numbering="true">
        <text:list-item>
          <text:p text:style-name="P15">Des exemples issus du code ou partie de code que vous avez développé</text:p>
        </text:list-item>
        <text:list-item>
          <text:p text:style-name="P16">Des éléments de cours, des normes W3C ou WCAG que vous avez utilisé</text:p>
        </text:list-item>
      </text:list>
      <text:p text:style-name="P17">N'oubliez pas que ce document est également là pour vous aider à remplir votre portfolio. Remplissez-le donc de façon consciencieuse, agrémentez-le de captures d'écran de votre code et autres liens<text:s/>vers les documentations</text:p>
      <text:h text:style-name="P18" text:outline-level="1"><text:bookmark-start text:name="docs-internal-guid-4fdbceec-7fff-44eb-73"/><text:bookmark-end text:name="docs-internal-guid-4fdbceec-7fff-44eb-73"/>Rapport personnel à compléter</text:h>
      <text:p text:style-name="P19">Vous pourriez être interrogé sur ce rapport durant les séances d’évaluation en fin de SAE</text:p>
      <text:h text:style-name="P20" text:outline-level="2">Je me suis conformé aux standards du Web et aux normes d’accessibilité :</text:h>
      <text:p text:style-name="P21">J'ai pris en compte les standards du Web et les normes d'accessibilité afin de garantir que notre site soit accessible au plus grand nombre d'utilisateurs, y compris ceux avec des handicaps. L'accessibilité est cruciale, car elle permet à toutes les personnes, quelle que soit leur capacité, d'accéder et d'interagir avec le site web.<text:s/></text:p>
      <text:p text:style-name="P22"/>
      <text:p text:style-name="P23">Cela comprend des éléments tels que la navigation au clavier, les descriptions d'images pour les lecteurs d'écran et une structure de balisage HTML appropriée afin de faciliter la compréhension du contenu par les personnes utilisant des lecteurs d'écran.</text:p>
      <text:p text:style-name="P24"><text:span text:style-name="T25"><text:line-break/></text:span><text:bookmark-start text:name="docs-internal-guid-1865aee3-7fff-0cae-46"/><text:bookmark-end text:name="docs-internal-guid-1865aee3-7fff-0cae-46"/><text:span text:style-name="T26">J’ai produit du code fonctionnel, sobre et réutilisable :</text:span></text:p>
      <text:p text:style-name="Textbody">J'ai développé un code fonctionnel, sobre et réutilisable pour faciliter la maintenance et l'évolution du site web. L'utilisation d'un code réutilisable et lisible par un autre développeur est cruciale pour la collaboration en équipe et les futurs travaux de développement. Un code fonctionnel assure que<text:s/><text:soft-page-break/>toutes les fonctionnalités prévues sont correctement implémentées et opérationnelles. Enfin, un code sobre évite les redondances et améliore les performances.</text:p>
      <text:p text:style-name="Textbody">• <text:s/>Mon code est structuré de manière claire et contient des commentaires explicatifs, ce qui le rend facilement compréhensible par un autre développeur. J'ai utilisé des conventions de nommage<text:s/>logiques et des structures de fichier logiques.</text:p>
      <text:p text:style-name="Textbody">• <text:s/>J'ai veillé à ce que tous les fichiers ressources soient correctement rangés et<text:s/>référencés. Les fonctionnalités ont été testées et vérifiées afin de préserver leur bon fonctionnement.</text:p>
      <text:p text:style-name="Textbody">• <text:s/>J'ai utilisé des classes CSS réutilisables et des composants modulaires en HTML pour éviter la duplication de code. L'association entre les fichiers CSS et JavaScript a permis une gestion plus efficace et une meilleure performance.</text:p>
      <text:h text:style-name="P27" text:outline-level="2">Je suis autonome sur mon environnement de développement :</text:h>
      <text:p text:style-name="NormalWeb"><text:span text:style-name="Élevé">Outils Utilisés :</text:span></text:p>
      <text:p text:style-name="P28">Pour ce projet, j’ai utilisé plusieurs outils et logiciels qui m'ont permis d'être autonome sur mon environnement de développement. Parmi eux :</text:p>
      <text:list text:style-name="LFO4" text:continue-numbering="true">
        <text:list-item>
          <text:p text:style-name="P29"><text:span text:style-name="T30">Visual Studio Code</text:span><text:span text:style-name="T31"><text:s/>: Mon éditeur de code principal avec des<text:s/></text:span><text:span text:style-name="T32">extensions comme Prettier pour le formatage automatique du code et Live Server pour le rechargement en direct.</text:span></text:p>
        </text:list-item>
        <text:list-item>
          <text:p text:style-name="P33"><text:span text:style-name="T34">Git et GitHub</text:span><text:span text:style-name="T35"><text:s/>: Pour le contrôle de version et la collaboration avec les autres membres de l'équipe.</text:span></text:p>
        </text:list-item>
        <text:list-item>
          <text:p text:style-name="P36"><text:span text:style-name="Élevé">Always data<text:s/></text:span><text:span text:style-name="T37">pour l’hébergement du site<text:s/></text:span></text:p>
        </text:list-item>
        <text:list-item>
          <text:p text:style-name="P38"><text:span text:style-name="Élevé">Discord<text:s/></text:span><text:span text:style-name="T39">communication</text:span></text:p>
        </text:list-item>
      </text:list>
      <text:p text:style-name="P40"/>
      <text:p text:style-name="P41"/>
      <text:h text:style-name="P42" text:outline-level="2">J’ai produit des pages incluant un balisage sémantique efficace :</text:h>
      <text:h text:style-name="P43" text:outline-level="2"><text:bookmark-start text:name="docs-internal-guid-a05e5b4c-7fff-abec-18"/><text:bookmark-end text:name="docs-internal-guid-a05e5b4c-7fff-abec-18"/>J'ai utilisé des balises HTML5 appropriées pour définir mon code HTML, comme &lt;header&gt;, &lt;main&gt;, &lt;footer&gt;, &lt;article&gt;, et &lt;section&gt; Ces balises permettent de définir le contenu de manière logique et compréhensible, non seulement pour les développeurs, mais aussi pour les moteurs de recherche et les technologies d'assistance.</text:h>
      <text:h text:style-name="P44" text:outline-level="2">J’ai amélioré mon code, ma méthodologie par rapport à la SAÉ 105 :</text:h>
      <text:p text:style-name="Textbody"/>
      <text:p text:style-name="P45">Par rapport à la SAÉ 105, j'ai remarqué que mon code était plus structuré et mieux documenté. J'ai également corrigé des erreurs de balisage et amélioré la sémantique de mon HTML. Mon code est désormais de meilleure qualité grâce à l'utilisation des outils de validation et aux retours reçus de mes camarade et professeurs.</text:p>
      <text:p text:style-name="P46"/>
      <text:h text:style-name="P47" text:outline-level="2">J’ai travaillé en groupe :</text:h>
      <text:h text:style-name="Titre2" text:outline-level="2">Membres du Groupe</text:h>
      <text:list text:style-name="LFO5" text:continue-numbering="true">
        <text:list-item>
          <text:p text:style-name="P48"><text:span text:style-name="Élevé">Badiane Falou</text:span><text:s/>- Responsable de la page d'accueil et contribution au CSS</text:p>
        </text:list-item>
        <text:list-item>
          <text:p text:style-name="P49">Wilem Akli</text:p>
        </text:list-item>
        <text:list-item>
          <text:p text:style-name="P50">Amîn Benamaouche</text:p>
        </text:list-item>
        <text:list-item>
          <text:p text:style-name="P51">Baptiste Cateland—Wambre</text:p>
        </text:list-item>
      </text:list>
      <text:h text:style-name="Titre3" text:outline-level="3">Moyens Techniques</text:h>
      <text:p text:style-name="NormalWeb">Pour travailler en groupe,<text:s/>nous avons utilisé des outils collaboratifs tels que :</text:p>
      <text:list text:style-name="LFO6" text:continue-numbering="true">
        <text:list-item>
          <text:p text:style-name="P52"><text:span text:style-name="Élevé">GitHub</text:span><text:s/>: Pour la gestion de version et le suivi des contributions de chaque membre.</text:p>
        </text:list-item>
        <text:list-item>
          <text:p text:style-name="P53"><text:span text:style-name="Élevé">Microsoft Teams</text:span><text:s/>: Pour les réunions en ligne et la communication.</text:p>
        </text:list-item>
        <text:list-item>
          <text:p text:style-name="P54"><text:span text:style-name="Élevé">Live Share (Visual Studio Code)</text:span><text:s/>: Pour le<text:s/>codage collaboratif en temps réel.</text:p>
        </text:list-item>
      </text:list>
      <text:p text:style-name="Textbody"/>
      <text:h text:style-name="P55" text:outline-level="2">J’ai rencontré des difficultés :</text:h>
      <text:p text:style-name="P56">J’ai eu un<text:s/>peu<text:s/>de mal avec le back-office en général ce qui ma ralentit au début mais<text:s/>ça<text:s/>c’est amélioré par la suite.</text:p>
      <text:p text:style-name="P57"/>
      <text:p text:style-name="P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PingFang SC" svg:font-family="PingFang SC" style:font-family-generic="system" style:font-pitch="variable"/>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style:font-name="Liberation Serif" style:font-name-asian="Songti SC" fo:font-weight="bold" style:font-weight-asian="bold" style:font-weight-complex="bold" fo:font-size="24pt" style:font-size-asian="24pt" style:font-size-complex="24pt" fo:hyphenate="false"/>
    </style:style>
    <style:style style:name="Titre2" style:display-name="Titre 2" style:family="paragraph" style:parent-style-name="Heading" style:next-style-name="Textbody" style:default-outline-level="2">
      <style:paragraph-properties fo:margin-top="0.1388in"/>
      <style:text-properties style:font-name="Liberation Serif" style:font-name-asian="Songti SC" fo:font-weight="bold" style:font-weight-asian="bold" style:font-weight-complex="bold" fo:font-size="18pt" style:font-size-asian="18pt" style:font-size-complex="18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Aptos Display" style:font-name-asian="Times New Roman" style:font-name-complex="Mangal" fo:color="#0A2F40"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fr" style:country-asian="FR" style:language-complex="ar" style:country-complex="SA" fo:hyphenate="true"/>
    </style:style>
    <style:style style:name="Élevé" style:display-name="Élevé" style:family="text" style:parent-style-name="Policepardéfaut">
      <style:text-properties fo:font-weight="bold" style:font-weight-asian="bold" style:font-weight-complex="bold"/>
    </style:style>
    <style:style style:name="Titre3Car" style:display-name="Titre 3 Car" style:family="text" style:parent-style-name="Policepardéfaut">
      <style:text-properties style:font-name="Aptos Display" style:font-name-asian="Times New Roman" style:font-name-complex="Mangal" fo:color="#0A2F40" style:font-size-complex="10.5pt"/>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creator>Falou badiane</dc:creator>
    <meta:creation-date>2024-06-16T19:56:00Z</meta:creation-date>
    <dc:date>2024-06-16T20:03:00Z</dc:date>
    <meta:template xlink:href="Normal" xlink:type="simple"/>
    <meta:editing-cycles>4</meta:editing-cycles>
    <meta:editing-duration>PT360S</meta:editing-duration>
    <meta:document-statistic meta:page-count="3" meta:paragraph-count="10" meta:word-count="801" meta:character-count="5201" meta:row-count="36" meta:non-whitespace-character-count="4410"/>
  </office:meta>
</office:document-meta>
</file>